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line_20_1" text:outline-level="1">Slovenščina – 50</text:h>
      <text:p text:style-name="Absatz_20_EInzug_20_erste_20_Zeile">Ljubljana - Zaradi Lune, ki bo v fazi mlaja, bo noč temnejša, kar bo romantikom, radovednežem in astronomom omogočilo boljšo vidljivost. Vremenska napoved sicer kaže na delno jasno noč.<text:line-break/><text:line-break/>Ob 21.30. uri po lokalnem času, ko bo nastopil astronomski mrak, lahko pričakujemo že okoli 20 Perzeidov na uro. Ti so zgodaj zvečer nadpovprečno dolgi in tudi svetijo dlje. Že pol ure pozneje bo vidnih tudi do 50 utrinkov na uro, medtem ko jih lahko od ene ure zjutraj do zore pričakujemo že okoli 100 na uro. Sicer ssmo jih lahko opazovali že v preteklih dneh in tednih, a še niso tako pogosti. <text:line-break/><text:line-break/>Čas vrhunca meteorskega dežja je letos še posebej ugoden za opazovalce na evropskih zemljepisnih dolžinah, saj bo meteorski dež najmočnejši 13. avgusta ob 1.04 zjutraj po lokalnem času, piše revija Spika. Dodajajo, da bo letošnji maksimum Perzeidov, če bo vreme primerno, najbolj spektakularna predstava tega roja v naslednjih nekaj letih.<text:line-break/><text:line-break/>Najbolj zanimiva naj bi bila noč z 12. na 13. avgust, ko bo vrhunec aktivnosti Perzeidov. Perzeidi so meteorji, ki pripadajo vsakoletnemu meteorskemu roju oziroma meteorskemu dežju. Pojavljajo se od 14. julija do 24. avgusta, svoj vrhunec pa dosežejo v 12. avgusta. Starševsko telo (izvorni komet) je komet Swift-Tuttle, večina prašnih delcev v oblaku, ki daje meteorski roj, pa je starih okoli 1000 let, piše Wikipedia.</text:p>
      <text:p text:style-name="Absatz_20_Englisch_20_mit_20_Inti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sl" fo:country="S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sl" fo:country="S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Absatz_20_Normal" style:display-name="Absatz Normal" style:family="paragraph" style:parent-style-name="Standard">
      <style:paragraph-properties fo:margin-top="0.199cm" fo:margin-bottom="0.199cm" fo:text-align="justify" style:justify-single-word="false" fo:orphans="2" fo:widows="2" fo:hyphenation-ladder-count="2"/>
      <style:text-properties style:letter-kerning="true" fo:hyphenate="true" fo:hyphenation-remain-char-count="2" fo:hyphenation-push-char-count="2"/>
    </style:style>
    <style:style style:name="Absatz_20_mit_20_Initial" style:display-name="Absatz mit Initial" style:family="paragraph" style:parent-style-name="Absatz_20_Normal" style:next-style-name="Absatz_20_EInzug_20_erste_20_Zeile">
      <style:paragraph-properties>
        <style:drop-cap style:lines="3"/>
      </style:paragraph-properties>
    </style:style>
    <style:style style:name="Absatz_20_EInzug_20_erste_20_Zeile" style:display-name="Absatz EInzug erste Zeile" style:family="paragraph" style:parent-style-name="Absatz_20_Normal">
      <style:paragraph-properties fo:margin-left="0cm" fo:margin-right="0cm" fo:text-indent="0.499cm" style:auto-text-indent="false"/>
    </style:style>
    <style:style style:name="Absatz_20_Englisch_20_mit_20_Intial" style:display-name="Absatz Englisch mit Intial" style:family="paragraph" style:parent-style-name="Absatz_20_mit_20_Initial">
      <style:text-properties fo:language="en" fo:country="US"/>
    </style:style>
    <style:style style:name="Headline" style:family="paragraph" style:parent-style-name="Standard" style:next-style-name="Standard">
      <style:paragraph-properties fo:margin-top="0.499cm" fo:margin-bottom="0.349cm" fo:keep-with-next="always"/>
      <style:text-properties style:font-name="Arial" fo:font-size="22pt" fo:text-shadow="1pt 1pt" fo:font-weight="bold"/>
    </style:style>
    <style:style style:name="Headline_20_1" style:display-name="Headline 1" style:family="paragraph" style:parent-style-name="Headline" style:next-style-name="Absatz_20_mit_20_Initial" style:default-outline-level="1">
      <style:text-properties fo:font-size="20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3$Build-9519</meta:generator>
    <meta:initial-creator>Helge Delfs</meta:initial-creator>
    <meta:creation-date>2000-02-25T11:18:39</meta:creation-date>
    <dc:date>2010-08-13T05:14:50</dc:date>
    <dc:language>de-DE</dc:language>
    <meta:editing-cycles>8</meta:editing-cycles>
    <meta:editing-duration>PT13M31S</meta:editing-duration>
    <meta:document-statistic meta:table-count="0" meta:image-count="0" meta:object-count="0" meta:page-count="1" meta:paragraph-count="2" meta:word-count="221" meta:character-count="1363"/>
    <meta:user-defined meta:name="Info 0"/>
    <meta:user-defined meta:name="Info 1"/>
    <meta:user-defined meta:name="Info 2"/>
    <meta:user-defined meta:name="Info 3"/>
  </office:meta>
</office:document-meta>
</file>